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3.286cm" fo:min-width="3.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color="#ffd320" fo:font-size="18pt" fo:font-weight="bold" style:font-size-asian="18pt" style:font-size-complex="18pt"/>
    </style:style>
    <style:style style:name="P2" style:family="paragraph">
      <loext:graphic-properties draw:fill-color="#476042"/>
      <style:paragraph-properties fo:text-align="center"/>
      <style:text-properties fo:color="#ffd320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color="#ffd320" fo:font-size="18pt" fo:font-weight="bold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cm" svg:height="5cm" svg:x="7.6cm" svg:y="5.1cm">
          <text:p text:style-name="P1"><text:span text:style-name="T1">nucleus /</text:span></text:p>
          <text:p text:style-name="P1"><text:span text:style-name="T1">cell 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9cm" svg:y1="7.6cm" svg:x2="7.7cm" svg:y2="7.6cm">
          <text:p/>
        </draw:line>
        <draw:line draw:style-name="gr3" draw:text-style-name="P3" draw:layer="layout" svg:x1="4.1cm" svg:y1="5cm" svg:x2="7.8cm" svg:y2="7.1cm">
          <text:p/>
        </draw:line>
        <draw:line draw:style-name="gr3" draw:text-style-name="P3" draw:layer="layout" svg:x1="4.6cm" svg:y1="10.8cm" svg:x2="7.66cm" svg:y2="8.24cm">
          <text:p/>
        </draw:line>
        <draw:frame draw:style-name="gr4" draw:text-style-name="P5" draw:layer="layout" svg:width="8.3cm" svg:height="1.8cm" draw:transform="rotate (-1.55334303427495) translate (3.7cm 4.07cm)">
          <draw:text-box>
            <text:p text:style-name="P4"><text:span text:style-name="T2">dentrites</text:span></text:p>
          </draw:text-box>
        </draw:frame>
        <draw:line draw:style-name="gr5" draw:text-style-name="P3" draw:layer="layout" svg:x1="13cm" svg:y1="7.6cm" svg:x2="16.5cm" svg:y2="7.6cm">
          <text:p/>
        </draw:line>
        <draw:frame draw:style-name="gr6" draw:text-style-name="P6" draw:layer="layout" svg:width="4.6cm" svg:height="1.1cm" svg:x="12.6cm" svg:y="6.6cm">
          <draw:text-box>
            <text:p>axon</text:p>
          </draw:text-box>
        </draw:frame>
        <draw:frame draw:style-name="gr4" draw:text-style-name="P5" draw:layer="layout" svg:width="8.3cm" svg:height="1.8cm" draw:transform="rotate (-1.55334303427495) translate (17.596cm 3.57cm)">
          <draw:text-box>
            <text:p text:style-name="P4"><text:span text:style-name="T2">synapse</text:span></text:p>
          </draw:text-box>
        </draw:frame>
        <draw:frame draw:style-name="gr7" draw:text-style-name="P6" draw:layer="layout" svg:width="2cm" svg:height="0.962cm" svg:x="4.5cm" svg:y="6.4cm">
          <draw:text-box>
            <text:p>...</text:p>
          </draw:text-box>
        </draw:frame>
        <draw:frame draw:style-name="gr7" draw:text-style-name="P6" draw:layer="layout" svg:width="2cm" svg:height="0.962cm" svg:x="4.434cm" svg:y="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7:46:32.611693582</meta:creation-date>
    <dc:date>2017-01-04T18:19:02.531060232</dc:date>
    <meta:editing-duration>PT32M30S</meta:editing-duration>
    <meta:editing-cycles>2</meta:editing-cycles>
    <meta:generator>LibreOffice/5.2.2.2$Linux_X86_64 LibreOffice_project/20m0$Build-2</meta:generator>
    <meta:document-statistic meta:object-count="10"/>
  </office:meta>
</office:document-meta>
</file>